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roperty Name</text:p>
          </table:table-cell>
          <table:table-cell table:style-name="ce1" office:value-type="string" calcext:value-type="string">
            <text:p>Calculated Value</text:p>
          </table:table-cell>
          <table:table-cell table:style-name="ce1" office:value-type="string" calcext:value-type="string">
            <text:p>Publication Value</text:p>
          </table:table-cell>
          <table:table-cell table:style-name="ce1" office:value-type="string" calcext:value-type="string">
            <text:p>Error Percentage</text:p>
          </table:table-cell>
        </table:table-row>
        <table:table-row table:style-name="ro1">
          <table:table-cell office:value-type="string" calcext:value-type="string">
            <text:p>Lattice constant (Angs)</text:p>
          </table:table-cell>
          <table:table-cell office:value-type="float" office:value="4.09000014545435" calcext:value-type="float">
            <text:p>4.09000014545435</text:p>
          </table:table-cell>
          <table:table-cell office:value-type="float" office:value="4.09" calcext:value-type="float">
            <text:p>4.09</text:p>
          </table:table-cell>
          <table:table-cell table:formula="of:=(ABS([.C2]-[.B2])/[.C2])*100" office:value-type="float" office:value="0.00000355634107330046" calcext:value-type="float">
            <text:p>3.55634107330046E-06</text:p>
          </table:table-cell>
        </table:table-row>
        <table:table-row table:style-name="ro1">
          <table:table-cell office:value-type="string" calcext:value-type="string">
            <text:p>Cohesive energy (eV)</text:p>
          </table:table-cell>
          <table:table-cell office:value-type="float" office:value="-2.84999997472111" calcext:value-type="float">
            <text:p>-2.84999997472111</text:p>
          </table:table-cell>
          <table:table-cell office:value-type="float" office:value="-2.85" calcext:value-type="float">
            <text:p>-2.85</text:p>
          </table:table-cell>
          <table:table-cell table:formula="of:=(ABS([.C3]-[.B3])/[.C3])*100" office:value-type="float" office:value="-0.00000088697859972965" calcext:value-type="float">
            <text:p>-8.86978599729653E-07</text:p>
          </table:table-cell>
        </table:table-row>
        <table:table-row table:style-name="ro1">
          <table:table-cell office:value-type="string" calcext:value-type="string">
            <text:p>Vacancy formation energy (eV)</text:p>
          </table:table-cell>
          <table:table-cell office:value-type="float" office:value="0.0000230072" calcext:value-type="float">
            <text:p>0.0000230072</text:p>
          </table:table-cell>
          <table:table-cell office:value-type="float" office:value="1.103" calcext:value-type="float">
            <text:p>1.103</text:p>
          </table:table-cell>
          <table:table-cell table:formula="of:=(ABS([.C4]-[.B4])/[.C4])*100" office:value-type="float" office:value="99.9979141251133" calcext:value-type="float">
            <text:p>99.9979141251133</text:p>
          </table:table-cell>
        </table:table-row>
        <table:table-row table:style-name="ro1">
          <table:table-cell office:value-type="string" calcext:value-type="string">
            <text:p>Surface energy (100) (mJ/m2)</text:p>
          </table:table-cell>
          <table:table-cell office:value-type="float" office:value="940.240851720223" calcext:value-type="float">
            <text:p>940.240851720223</text:p>
          </table:table-cell>
          <table:table-cell office:value-type="float" office:value="940" calcext:value-type="float">
            <text:p>940</text:p>
          </table:table-cell>
          <table:table-cell table:formula="of:=(ABS([.C5]-[.B5])/[.C5])*100" office:value-type="float" office:value="0.0256225234279748" calcext:value-type="float">
            <text:p>0.0256225234279748</text:p>
          </table:table-cell>
        </table:table-row>
        <table:table-row table:style-name="ro1">
          <table:table-cell office:value-type="string" calcext:value-type="string">
            <text:p>Surface energy (110) <text:s/>(mJ/m2)</text:p>
          </table:table-cell>
          <table:table-cell office:value-type="float" office:value="1245.10180771262" calcext:value-type="float">
            <text:p>1245.10180771262</text:p>
          </table:table-cell>
          <table:table-cell office:value-type="float" office:value="1017" calcext:value-type="float">
            <text:p>1017</text:p>
          </table:table-cell>
          <table:table-cell table:formula="of:=(ABS([.C6]-[.B6])/[.C6])*100" office:value-type="float" office:value="22.4288896472586" calcext:value-type="float">
            <text:p>22.4288896472586</text:p>
          </table:table-cell>
        </table:table-row>
        <table:table-row table:style-name="ro1">
          <table:table-cell office:value-type="string" calcext:value-type="string">
            <text:p>Surface energy (111) (mJ/m2)</text:p>
          </table:table-cell>
          <table:table-cell office:value-type="float" office:value="862.215537027537" calcext:value-type="float">
            <text:p>862.215537027537</text:p>
          </table:table-cell>
          <table:table-cell office:value-type="float" office:value="862" calcext:value-type="float">
            <text:p>862</text:p>
          </table:table-cell>
          <table:table-cell table:formula="of:=(ABS([.C7]-[.B7])/[.C7])*100" office:value-type="float" office:value="0.0250042955379395" calcext:value-type="float">
            <text:p>0.0250042955379395</text:p>
          </table:table-cell>
        </table:table-row>
        <table:table-row table:style-name="ro1">
          <table:table-cell office:value-type="string" calcext:value-type="string">
            <text:p>Surface energy (112) (mJ/m2)</text:p>
          </table:table-cell>
          <table:table-cell office:value-type="float" office:value="1288.10110833815" calcext:value-type="float">
            <text:p>1288.10110833815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Elastic Constant C11 (GPa)</text:p>
          </table:table-cell>
          <table:table-cell office:value-type="float" office:value="124.238214669537" calcext:value-type="float">
            <text:p>124.238214669537</text:p>
          </table:table-cell>
          <table:table-cell office:value-type="float" office:value="124.2" calcext:value-type="float">
            <text:p>124.2</text:p>
          </table:table-cell>
          <table:table-cell table:formula="of:=(ABS([.C9]-[.B9])/[.C9])*100" office:value-type="float" office:value="0.0307686550217377" calcext:value-type="float">
            <text:p>0.0307686550217377</text:p>
          </table:table-cell>
        </table:table-row>
        <table:table-row table:style-name="ro1">
          <table:table-cell office:value-type="string" calcext:value-type="string">
            <text:p>Elastic Constant C12 (GPa)</text:p>
          </table:table-cell>
          <table:table-cell office:value-type="float" office:value="93.8727316163748" calcext:value-type="float">
            <text:p>93.8727316163748</text:p>
          </table:table-cell>
          <table:table-cell office:value-type="float" office:value="93.9" calcext:value-type="float">
            <text:p>93.9</text:p>
          </table:table-cell>
          <table:table-cell table:formula="of:=(ABS([.C10]-[.B10])/[.C10])*100" office:value-type="float" office:value="0.0290398121674257" calcext:value-type="float">
            <text:p>0.0290398121674257</text:p>
          </table:table-cell>
        </table:table-row>
        <table:table-row table:style-name="ro1">
          <table:table-cell office:value-type="string" calcext:value-type="string">
            <text:p>Elastic Constant C44 (GPa)</text:p>
          </table:table-cell>
          <table:table-cell office:value-type="float" office:value="46.419305548996" calcext:value-type="float">
            <text:p>46.419305548996</text:p>
          </table:table-cell>
          <table:table-cell office:value-type="float" office:value="46.4" calcext:value-type="float">
            <text:p>46.4</text:p>
          </table:table-cell>
          <table:table-cell table:formula="of:=(ABS([.C11]-[.B11])/[.C11])*100" office:value-type="float" office:value="0.041606786629314" calcext:value-type="float">
            <text:p>0.041606786629314</text:p>
          </table:table-cell>
        </table:table-row>
        <table:table-row table:style-name="ro1">
          <table:table-cell office:value-type="string" calcext:value-type="string">
            <text:p>Bulk Modulus B <text:s/>(GPa)</text:p>
          </table:table-cell>
          <table:table-cell office:value-type="float" office:value="103.994559300671" calcext:value-type="float">
            <text:p>103.994559300671</text:p>
          </table:table-cell>
          <table:table-cell office:value-type="float" office:value="140" calcext:value-type="float">
            <text:p>140</text:p>
          </table:table-cell>
          <table:table-cell table:formula="of:=(ABS([.C12]-[.B12])/[.C12])*100" office:value-type="float" office:value="25.7181719280921" calcext:value-type="float">
            <text:p>25.7181719280921</text:p>
          </table:table-cell>
        </table:table-row>
        <table:table-row table:style-name="ro1">
          <table:table-cell office:value-type="string" calcext:value-type="string">
            <text:p>SSF (γSF) <text:s/>(mJ/m2)</text:p>
          </table:table-cell>
          <table:table-cell office:value-type="string" calcext:value-type="string">
            <text:p>556.266849687272 mJ/m2</text:p>
          </table:table-cell>
          <table:table-cell office:value-type="string" calcext:value-type="string">
            <text:p>17.8 mJ/m2</text:p>
          </table:table-cell>
          <table:table-cell table:formula="of:=(ABS([.C13]-[.B13])/[.C13])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USF (γus) <text:s/>(mJ/m2)</text:p>
          </table:table-cell>
          <table:table-cell office:value-type="string" calcext:value-type="string">
            <text:p>1837.511 J/m2</text:p>
          </table:table-cell>
          <table:table-cell office:value-type="string" calcext:value-type="string">
            <text:p>115 mJ/m2</text:p>
          </table:table-cell>
          <table:table-cell table:formula="of:=(ABS([.C14]-[.B14])/[.C14])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UTF (γT) <text:s/>(mJ/m2)</text:p>
          </table:table-cell>
          <table:table-cell office:value-type="string" calcext:value-type="string">
            <text:p>17.1965843220969 mJ/m2</text:p>
          </table:table-cell>
          <table:table-cell office:value-type="string" calcext:value-type="string">
            <text:p>9.2 mJ/m2</text:p>
          </table:table-cell>
          <table:table-cell table:formula="of:=(ABS([.C15]-[.B15])/[.C15])*100" office:value-type="string" office:string-value="" calcext:value-type="error">
            <text:p>#VALU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08:04:42.785705223</meta:creation-date>
    <dc:date>2025-06-11T09:12:03.324712513</dc:date>
    <meta:editing-duration>PT1H4M34S</meta:editing-duration>
    <meta:editing-cycles>5</meta:editing-cycles>
    <meta:generator>LibreOffice/7.4.7.2$Linux_X86_64 LibreOffice_project/40$Build-2</meta:generator>
    <meta:document-statistic meta:table-count="1" meta:cell-count="59" meta:object-count="0"/>
  </office:meta>
</office:document-meta>
</file>